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7000000CFD2AFD06C.png" manifest:media-type="image/png"/>
  <manifest:file-entry manifest:full-path="Pictures/1000020100000100000001005A4B8E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339cm" fo:min-width="15.756cm"/>
    </style:style>
    <style:style style:name="gr2" style:family="graphic" style:parent-style-name="standard">
      <style:graphic-properties draw:stroke="solid" svg:stroke-width="0cm" svg:stroke-color="#ff420e" draw:marker-start-width="0.2cm" draw:marker-end-width="0.2cm" draw:fill="solid" draw:fill-color="#ff950e" draw:textarea-horizontal-align="justify" draw:textarea-vertical-align="middle" draw:auto-grow-height="false" fo:min-height="1.401cm" fo:min-width="5.977cm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width="0cm" svg:stroke-color="#000000" draw:marker-start-width="0.2cm" draw:marker-end-width="0.2cm" draw:fill="solid" draw:fill-color="#004586" draw:textarea-horizontal-align="justify" draw:textarea-vertical-align="middle" draw:auto-grow-height="false" fo:min-height="1.401cm" fo:min-width="15.248cm" fo:padding-top="0.125cm" fo:padding-bottom="0.125cm" fo:padding-left="0.25cm" fo:padding-right="0.25cm"/>
    </style:style>
    <style:style style:name="gr4" style:family="graphic" style:parent-style-name="standard">
      <style:graphic-properties draw:fill="solid" draw:textarea-horizontal-align="justify" draw:textarea-vertical-align="middle" draw:auto-grow-height="false" fo:min-height="1.274cm" fo:min-width="7.247cm"/>
    </style:style>
    <style:style style:name="gr5" style:family="graphic" style:parent-style-name="standard">
      <style:graphic-properties draw:stroke="solid" svg:stroke-width="0cm" svg:stroke-color="#006600" draw:marker-start-width="0.2cm" draw:marker-end-width="0.2cm" draw:fill="solid" draw:fill-color="#aecf00" draw:textarea-horizontal-align="justify" draw:textarea-vertical-align="middle" draw:auto-grow-height="false" fo:min-height="1.401cm" fo:min-width="5.977cm" fo:padding-top="0.125cm" fo:padding-bottom="0.125cm" fo:padding-left="0.25cm" fo:padding-right="0.25cm"/>
    </style:style>
    <style:style style:name="gr6" style:family="graphic" style:parent-style-name="standard">
      <style:graphic-properties draw:stroke="solid" svg:stroke-width="0cm" svg:stroke-color="#7e0021" draw:marker-start-width="0.2cm" draw:marker-end-width="0.2cm" draw:fill="solid" draw:fill-color="#c5000b" draw:textarea-horizontal-align="justify" draw:textarea-vertical-align="middle" draw:auto-grow-height="false" fo:min-height="1.401cm" fo:min-width="5.977cm" fo:padding-top="0.125cm" fo:padding-bottom="0.125cm" fo:padding-left="0.25cm" fo:padding-right="0.25cm"/>
    </style:style>
    <style:style style:name="gr7" style:family="graphic" style:parent-style-name="standard">
      <style:graphic-properties draw:stroke="solid" svg:stroke-width="0cm" svg:stroke-color="#ff420e" draw:marker-start-width="0.2cm" draw:marker-end-width="0.2cm" draw:fill="solid" draw:fill-color="#ff950e" draw:textarea-horizontal-align="justify" draw:textarea-vertical-align="middle" draw:auto-grow-height="false" fo:min-height="1.401cm" fo:min-width="15.248cm" fo:padding-top="0.125cm" fo:padding-bottom="0.125cm" fo:padding-left="0.25cm" fo:padding-right="0.25cm"/>
    </style:style>
    <style:style style:name="gr8" style:family="graphic" style:parent-style-name="objectwithoutfill">
      <style:graphic-properties draw:stroke="solid" svg:stroke-width="0cm" svg:stroke-color="#000000" draw:marker-start="" draw:marker-start-width="0.2cm" draw:marker-end="Arrowheads_20_2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56cm" svg:height="13.589cm" svg:x="3.032cm" svg:y="6.7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1.651cm" svg:x="3.286cm" svg:y="14.331cm">
          <text:p text:style-name="P1">Dispatch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748cm" svg:height="1.651cm" svg:x="3.286cm" svg:y="10.631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747cm" svg:height="1.524cm" svg:x="3.032cm" svg:y="5.268cm">
          <text:p text:style-name="P1">CakePH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77cm" svg:height="1.651cm" svg:x="3.286cm" svg:y="7.031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477cm" svg:height="1.651cm" svg:x="12.532cm" svg:y="7.021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1.651cm" svg:x="3.286cm" svg:y="16.131cm">
          <text:p text:style-name="P1">Rout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748cm" svg:height="1.651cm" svg:x="3.286cm" svg:y="17.931cm">
          <text:p text:style-name="P1">Web Serve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51cm" svg:y1="10.39cm" svg:x2="4.537cm" svg:y2="8.823cm">
          <text:p/>
        </draw:line>
        <draw:line draw:style-name="gr8" draw:text-style-name="P1" draw:layer="layout" svg:x1="6.247cm" svg:y1="14.091cm" svg:x2="6.233cm" svg:y2="12.524cm">
          <text:p/>
        </draw:line>
        <draw:line draw:style-name="gr8" draw:text-style-name="P1" draw:layer="layout" svg:x1="13.947cm" svg:y1="10.391cm" svg:x2="13.933cm" svg:y2="8.824cm">
          <text:p/>
        </draw:line>
        <draw:line draw:style-name="gr9" draw:text-style-name="P1" draw:layer="layout" svg:x1="8.747cm" svg:y1="8.898cm" svg:x2="8.766cm" svg:y2="10.422cm">
          <text:p/>
        </draw:line>
        <draw:line draw:style-name="gr9" draw:text-style-name="P1" draw:layer="layout" svg:x1="17.954cm" svg:y1="8.898cm" svg:x2="17.973cm" svg:y2="10.422cm">
          <text:p/>
        </draw:line>
        <draw:line draw:style-name="gr9" draw:text-style-name="P1" draw:layer="layout" svg:x1="14.754cm" svg:y1="12.598cm" svg:x2="14.716cm" svg:y2="17.634cm">
          <text:p/>
        </draw:line>
        <draw:frame draw:style-name="gr10" draw:text-style-name="P1" draw:layer="layout" svg:width="4.191cm" svg:height="4.191cm" svg:x="9.001cm" svg:y="22.463cm">
          <draw:image xlink:href="Pictures/1000020100000100000001005A4B8E3F.png" xlink:type="simple" xlink:show="embed" xlink:actuate="onLoad">
            <text:p/>
          </draw:image>
        </draw:frame>
        <draw:line draw:style-name="gr8" draw:text-style-name="P1" draw:layer="layout" svg:x1="9.509cm" svg:y1="22.717cm" svg:x2="9.509cm" svg:y2="19.796cm">
          <text:p/>
        </draw:line>
        <draw:line draw:style-name="gr9" draw:text-style-name="P1" draw:layer="layout" svg:x1="12.684cm" svg:y1="19.796cm" svg:x2="12.629cm" svg:y2="22.844cm">
          <text:p/>
        </draw:line>
        <draw:frame draw:style-name="gr10" draw:text-style-name="P1" draw:layer="layout" svg:width="2.921cm" svg:height="4.005cm" svg:x="14.589cm" svg:y="1.494cm">
          <draw:image xlink:href="Pictures/1000020100000097000000CFD2AFD06C.png" xlink:type="simple" xlink:show="embed" xlink:actuate="onLoad">
            <text:p/>
          </draw:image>
        </draw:frame>
        <draw:line draw:style-name="gr8" draw:text-style-name="P1" draw:layer="layout" svg:x1="15.351cm" svg:y1="6.969cm" svg:x2="15.329cm" svg:y2="5.225cm">
          <text:p/>
        </draw:line>
        <draw:line draw:style-name="gr9" draw:text-style-name="P1" draw:layer="layout" svg:x1="16.761cm" svg:y1="5.298cm" svg:x2="16.781cm" svg:y2="6.969cm">
          <text:p/>
        </draw:line>
        <draw:custom-shape draw:style-name="gr11" draw:text-style-name="P2" draw:layer="layout" svg:width="0.762cm" svg:height="0.762cm" svg:x="8.521cm" svg:y="20.90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6.522cm" svg:y="13.0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4.123cm" svg:y="9.31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4.424cm" svg:y="5.91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6.925cm" svg:y="5.61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8.126cm" svg:y="9.21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4.727cm" svg:y="9.315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8.928cm" svg:y="9.116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4.929cm" svg:y="14.617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2.83cm" svg:y="20.9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uno Soares</meta:initial-creator>
    <meta:creation-date>2016-01-25T16:58:54.226870845</meta:creation-date>
    <dc:date>2016-01-25T17:35:16.408326706</dc:date>
    <dc:creator>Bruno Soares</dc:creator>
    <meta:editing-duration>PT1M27S</meta:editing-duration>
    <meta:editing-cycles>3</meta:editing-cycles>
    <meta:generator>LibreOffice/4.3.3.2$Linux_X86_64 LibreOffice_project/430m0$Build-2</meta:generator>
    <meta:document-statistic meta:object-count="30"/>
  </office:meta>
</office:document-meta>
</file>